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officeooo:paragraph-rsid="0022a55c"/>
    </style:style>
    <style:style style:name="P10" style:family="paragraph" style:parent-style-name="Standard">
      <style:text-properties officeooo:paragraph-rsid="0020bcff"/>
    </style:style>
    <style:style style:name="P11" style:family="paragraph" style:parent-style-name="Standard">
      <style:text-properties officeooo:paragraph-rsid="0023ec13"/>
    </style:style>
    <style:style style:name="P12" style:family="paragraph" style:parent-style-name="Standard">
      <style:text-properties officeooo:paragraph-rsid="0028bc81"/>
    </style:style>
    <style:style style:name="P13" style:family="paragraph" style:parent-style-name="Standard">
      <style:text-properties officeooo:paragraph-rsid="002dd124"/>
    </style:style>
    <style:style style:name="P14" style:family="paragraph" style:parent-style-name="Standard">
      <style:text-properties officeooo:paragraph-rsid="002dddde"/>
    </style:style>
    <style:style style:name="P15" style:family="paragraph" style:parent-style-name="Standard">
      <style:text-properties officeooo:paragraph-rsid="002ef771"/>
    </style:style>
    <style:style style:name="P16" style:family="paragraph" style:parent-style-name="Standard">
      <style:text-properties officeooo:paragraph-rsid="0031046c"/>
    </style:style>
    <style:style style:name="P17" style:family="paragraph" style:parent-style-name="Standard">
      <style:text-properties officeooo:paragraph-rsid="0033ffa4"/>
    </style:style>
    <style:style style:name="P18" style:family="paragraph" style:parent-style-name="Standard">
      <style:text-properties officeooo:paragraph-rsid="0035b4e8"/>
    </style:style>
    <style:style style:name="P19" style:family="paragraph" style:parent-style-name="Standard">
      <style:text-properties officeooo:paragraph-rsid="0035d4fb"/>
    </style:style>
    <style:style style:name="P20" style:family="paragraph" style:parent-style-name="Standard">
      <style:text-properties style:font-name="Liberation Serif" officeooo:paragraph-rsid="0023a51d"/>
    </style:style>
    <style:style style:name="P21" style:family="paragraph" style:parent-style-name="Standard">
      <style:text-properties style:font-name="Liberation Serif" officeooo:paragraph-rsid="00367648"/>
    </style:style>
    <style:style style:name="P22" style:family="paragraph" style:parent-style-name="Standard">
      <style:text-properties style:font-name="Liberation Serif" fo:font-size="12pt" officeooo:paragraph-rsid="00367648" style:font-size-asian="12pt" style:font-size-complex="12pt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2703d"/>
    </style:style>
    <style:style style:name="T31" style:family="text">
      <style:text-properties fo:language="uk" fo:country="UA" officeooo:rsid="0033ffa4"/>
    </style:style>
    <style:style style:name="T32" style:family="text">
      <style:text-properties fo:language="uk" fo:country="UA" officeooo:rsid="0035b4e8"/>
    </style:style>
    <style:style style:name="T33" style:family="text">
      <style:text-properties fo:language="uk" fo:country="UA" officeooo:rsid="0035d4fb"/>
    </style:style>
    <style:style style:name="T34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5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6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8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9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0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4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43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44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45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6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7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49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0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1" style:family="text">
      <style:text-properties style:font-name="Liberation Serif" fo:language="uk" fo:country="UA" officeooo:rsid="0023ec13"/>
    </style:style>
    <style:style style:name="T52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0">я</text:span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2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0"><text:span text:style-name="T8">Jet Squelcher — </text:span><text:span text:style-name="T19">Відбілювач</text:span></text:p>
      <text:p text:style-name="P10"><text:span text:style-name="T19">Aerospray MG — </text:span><text:span text:style-name="T21">Аероспрей</text:span></text:p>
      <text:p text:style-name="P11"><text:span text:style-name="T21">Aerospray PG </text:span><text:span text:style-name="T19">—</text:span><text:span text:style-name="T21"> Аероспрей PG</text:span></text:p>
      <text:p text:style-name="P17"><text:span text:style-name="T49">.52 Gal</text:span><text:span text:style-name="T48"> </text:span><text:span text:style-name="T51"> </text:span><text:span text:style-name="T52">—</text:span><text:span text:style-name="T21"> </text:span><text:span text:style-name="T31">.52 Ґал</text:span></text:p>
      <text:p text:style-name="P18"><text:span text:style-name="T49">.</text:span><text:span text:style-name="T50">96</text:span><text:span text:style-name="T49"> Gal</text:span><text:span text:style-name="T48"> </text:span><text:span text:style-name="T51"> </text:span><text:span text:style-name="T52">—</text:span><text:span text:style-name="T21"> </text:span><text:span text:style-name="T31">.</text:span><text:span text:style-name="T32">96</text:span><text:span text:style-name="T31"> Ґал</text:span></text:p>
      <text:p text:style-name="P19"><text:span text:style-name="T31">Squeezer </text:span><text:span text:style-name="T52">—</text:span><text:span text:style-name="T21"> </text:span><text:span text:style-name="T33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4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2"><text:span text:style-name="T20">Inkbrush </text:span><text:span text:style-name="T9">—</text:span><text:span text:style-name="T20"> </text:span><text:span text:style-name="T24">Пензлик</text:span></text:p>
      <text:p text:style-name="P13"><text:span text:style-name="T24">Octobrush </text:span><text:span text:style-name="T9">—</text:span><text:span text:style-name="T24"> </text:span><text:span text:style-name="T26">Восьмипензлик</text:span></text:p>
      <text:p text:style-name="P12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4"><text:span text:style-name="T9"/></text:p>
      <text:p text:style-name="P4"><text:span text:style-name="T9">Dualie Squelchers — </text:span><text:span text:style-name="T16">Подвійний Відбілювач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1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9"><text:span text:style-name="T20">Rapid Blaster Pro </text:span><text:span text:style-name="T15">— </text:span><text:span text:style-name="T20">Турбобластер ПРО</text:span></text:p>
      <text:p text:style-name="P9"><text:span text:style-name="T20">Clash Blaster — </text:span><text:span text:style-name="T22">Бум</text:span><text:span text:style-name="T23"> Б</text:span><text:span text:style-name="T22">ластер</text:span></text:p>
      <text:p text:style-name="P9"><text:span text:style-name="T22">H-3 Nozzlenose — </text:span><text:span text:style-name="T27">В-3 Афалінос</text:span></text:p>
      <text:p text:style-name="P15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5"><text:span text:style-name="T28">L-3 Nozzlenose </text:span><text:span text:style-name="T22">—</text:span><text:span text:style-name="T28"> М</text:span><text:span text:style-name="T27">-3 Афалінос</text:span></text:p>
      <text:p text:style-name="P15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16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4">α</text:span></text:p>
      <text:p text:style-name="P6"><text:span text:style-name="T18">Fresh Squiffer </text:span><text:span text:style-name="T17">—</text:span><text:span text:style-name="T18"> Сепаратор </text:span><text:span text:style-name="T34">γ</text:span></text:p>
      <text:p text:style-name="P6"><text:span text:style-name="T18">New Squiffer </text:span><text:span text:style-name="T17">—</text:span><text:span text:style-name="T18"> Сепаратор </text:span><text:span text:style-name="T34">β</text:span></text:p>
      <text:p text:style-name="P7"><text:span text:style-name="T35">Splat Charger — </text:span><text:span text:style-name="T36">Плеск Нагнітач</text:span></text:p>
      <text:p text:style-name="P7"><text:soft-page-break/><text:span text:style-name="T36">Bamboozler 14 Mk I — </text:span><text:span text:style-name="T37">Бамбумк 14-</text:span><text:span text:style-name="T39">I</text:span></text:p>
      <text:p text:style-name="P8"><text:span text:style-name="T36">Bamboozler 14 Mk I</text:span><text:span text:style-name="T39">I </text:span><text:span text:style-name="T36">— </text:span><text:span text:style-name="T37">Бамбумк 14-</text:span><text:span text:style-name="T39">II</text:span></text:p>
      <text:p text:style-name="P8"><text:span text:style-name="T36">Bamboozler 14 Mk I</text:span><text:span text:style-name="T39">II </text:span><text:span text:style-name="T36">— </text:span><text:span text:style-name="T37">Бамбумк 14-</text:span><text:span text:style-name="T39">III</text:span></text:p>
      <text:p text:style-name="P8"><text:span text:style-name="T39"/></text:p>
      <text:p text:style-name="P20"><text:span text:style-name="T45">Hydra Splatling </text:span><text:span text:style-name="T46">—</text:span><text:span text:style-name="T45"> </text:span><text:span text:style-name="T47">Гідра</text:span></text:p>
      <text:p text:style-name="P21"><text:span text:style-name="T41">Splatling <text:s/></text:span><text:span text:style-name="T42">— </text:span><text:span text:style-name="T43">Ротор</text:span></text:p>
      <text:p text:style-name="P22"><text:span text:style-name="T38">Heavy Splatling </text:span><text:span text:style-name="T42">— </text:span><text:span text:style-name="T43">Ротор </text:span><text:span text:style-name="T44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25T21:58:38.739000000</dc:date>
    <meta:editing-duration>PT11H38S</meta:editing-duration>
    <meta:editing-cycles>24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49" meta:word-count="166" meta:character-count="1280" meta:non-whitespace-character-count="1107"/>
  </office:meta>
</office:document-meta>
</file>